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b00" officeooo:paragraph-rsid="00149b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igne hangman-web</text:p>
      <text:p text:style-name="Standard"/>
      <text:p text:style-name="Standard">---</text:p>
      <text:p text:style-name="Standard"/>
      <text:p text:style-name="Standard">**Hangman-web** consiste à créer et exécuter un serveur, dans lequel il sera possible d'utiliser une interface graphique web (GUI) pour la version de votre dernier projet, **hangman-classic**.</text:p>
      <text:p text:style-name="Standard"/>
      <text:p text:style-name="Standard">### Module Go</text:p>
      <text:p text:style-name="Standard">[Module Go] (https://golang.org/doc/tutorial/create-module) Vous devez utiliser un module Go pour appeler vos fonctions à partir de **hangman-classic**. Vous ne devez pas copier/coller ou réécrire ces fonctions dans ce nouveau projet **hangman-web**.</text:p>
      <text:p text:style-name="Standard"/>
      <text:p text:style-name="Standard">Vous devrez créer un dépôt privé avec le nom **hangman-web**.</text:p>
      <text:p text:style-name="Standard"/>
      <text:p text:style-name="Standard">### Notions</text:p>
      <text:p text:style-name="Standard"/>
      <text:p text:style-name="Standard">- Documentation Golang : net</text:p>
      <text:p text:style-name="Standard">- Documentation Golang : ioutil</text:p>
      <text:p text:style-name="Standard">- Documentation Golang : rand</text:p>
      <text:p text:style-name="Standard">- Documentation Go Web Example : templates</text:p>
      <text:p text:style-name="Standard">- Documentation Golang : templates</text:p>
      <text:p text:style-name="Standard"/>
      <text:p text:style-name="Standard">### Objectifs</text:p>
      <text:p text:style-name="Standard"/>
      <text:p text:style-name="Standard">Créer un programme **hangman-web** qui prendra un fichier en paramètre, **words.txt**. Créez un fichier **words.txt** contenant une liste de mots avec lesquels le programme pourra jouer. Chaque mot doit être séparé par un saut de ligne.</text:p>
      <text:p text:style-name="Standard"/>
      <text:p text:style-name="Standard">Le comportement du jeu est le même que pour le projet **hangman**, référez-vous à celui-ci pour plus de détails.</text:p>
      <text:p text:style-name="Standard"/>
      <text:p text:style-name="Standard">Dans ce projet, vous devrez implémenter au moins les points de terminaison suivants :</text:p>
      <text:p text:style-name="Standard"/>
      <text:p text:style-name="Standard">1. **GET /** : Envoie une réponse HTML - la page principale, elle affichera essentiellement votre interface.</text:p>
      <text:p text:style-name="Standard"><text:s text:c="3"/>1.1. **GET Astuce** : Utilisez les templates Go pour recevoir et afficher les données provenant du serveur.</text:p>
      <text:p text:style-name="Standard"><text:s text:c="3"/></text:p>
      <text:p text:style-name="Standard">2. **POST /hangman** : Envoie des données au serveur Golang (la lettre que vous souhaitez deviner).</text:p>
      <text:p text:style-name="Standard"><text:s text:c="3"/>2.1. **POST Astuce** : Utilisez un formulaire et d'autres types de balises pour effectuer la requête POST. Le formulaire doit rediriger vers **/hangman**.</text:p>
      <text:p text:style-name="Standard"/>
      <text:p text:style-name="Standard">La page principale doit comporter au minimum : </text:p>
      <text:p text:style-name="Standard">- Un texte représentant le mot à révéler.</text:p>
      <text:p text:style-name="Standard">- Un champ de texte (input).</text:p>
      <text:p text:style-name="Standard">- Un bouton qui envoie une requête POST vers **/hangman** et affiche le résultat sur la page.</text:p>
      <text:p text:style-name="Standard"/>
      <text:p text:style-name="Standard">### Packages autorisés</text:p>
      <text:p text:style-name="Standard"/>
      <text:p text:style-name="Standard">Seuls les packages standard de Go sont autorisés.</text:p>
      <text:p text:style-name="Standard"/>
      <text:p text:style-name="Standard"><text:soft-page-break/>### Interdiction</text:p>
      <text:p text:style-name="Standard">Pas d'utilisation de framework HTML/CSS.</text:p>
      <text:p text:style-name="Standard"/>
      <text:p text:style-name="Standard">### Instructions</text:p>
      <text:p text:style-name="Standard"/>
      <text:p text:style-name="Standard">- Le serveur HTTP doit être écrit en Go.</text:p>
      <text:p text:style-name="Standard">- Les templates HTML doivent être placés dans le répertoire racine du projet, dans un dossier nommé **templates**.</text:p>
      <text:p text:style-name="Standard">- Le code doit respecter les bonnes pratiques.</text:p>
      <text:p text:style-name="Standard">- Utilisez [Partie 2 de hangman-classic] (https://lyon-ynov-campus.github.io/YTrack/subjects/hangman/hangman-classic/).</text:p>
      <text:p text:style-name="Standard"/>
      <text:p text:style-name="Standard">### Utilisation</text:p>
      <text:p text:style-name="Standard"/>
      <text:p text:style-name="Standard">Image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5:21:05.083963025</meta:creation-date>
    <dc:date>2024-10-15T15:21:49.826196384</dc:date>
    <meta:editing-duration>PT45S</meta:editing-duration>
    <meta:editing-cycles>1</meta:editing-cycles>
    <meta:generator>LibreOffice/24.2.6.2$Linux_X86_64 LibreOffice_project/420$Build-2</meta:generator>
    <meta:document-statistic meta:table-count="0" meta:image-count="0" meta:object-count="0" meta:page-count="2" meta:paragraph-count="36" meta:word-count="351" meta:character-count="2328" meta:non-whitespace-character-count="2002"/>
  </office:meta>
</office:document-meta>
</file>